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draft to coding standards in the AMIDST project</text:p>
      <text:p text:style-name="Standard"/>
      <text:p text:style-name="Standard">Standard coding conventions are found under “core/doc/CodeStandards”. This includes a two page resume of coding standards in Java as well as a longer 24 page version with more explanations.</text:p>
      <text:p text:style-name="Standard"/>
      <text:p text:style-name="Standard">In the AMIDST software we recommend using IntelliJ IDEA 13.1.4 or newer as the default code editor. Installing is easy by importing the Maven project. Further it is recommended to install the QAplug. This can be done from IntelliJ by following the link below:</text:p>
      <text:p text:style-name="Standard"/>
      <text:p text:style-name="Standard"><text:a xlink:type="simple" xlink:href="http://qaplug.com/blog/install-qaplug-using-intellij-idea-plugin-manager/">http://qaplug.com/blog/install-qaplug-using-intellij-idea-plugin-manager/</text:a></text:p>
      <text:p text:style-name="Standard"/>
      <text:p text:style-name="Standard">Basically, navigate from settings → plugin → Jetbrains plugin to where you can install QAPlug, QAPlug CheckStyle, <text:s/>QAPlug FindBugs, QAPlug Hammurati and QAPlug PMD. Using QAPlug is described in:</text:p>
      <text:p text:style-name="Standard"/>
      <text:p text:style-name="Standard"><text:a xlink:type="simple" xlink:href="http://qaplug.com/about/tutorials/">http://qaplug.com/about/tutorials/</text:a></text:p>
      <text:p text:style-name="Standard"/>
      <text:p text:style-name="Standard">Once it is correctly installed, a QA plug is available in the tools menu. After analyzing your code, it is possible to go through every issue. Often, it suggest changes which can be implemented by a one-click. This means that we can learn how to fix in addition to be pointed to the problems.</text:p>
      <text:p text:style-name="Standard"/>
      <text:p text:style-name="Standard">We have chosen Junit as our common testing tool. A tutorial with some simple examples are given in “core/doc/CodeStandards”. If the project is imported by Maven, which it should, Junit is already in place. The tip of the day is to be inside the class or interface that you want to test and click CTRL + SHIFT + T. If tests exist for this package, then you open that file. If they do not exist, the class is generated “in the right place”. Do not put tests other places. Looking at some examples in the tutorial should provide you with enough information to get started.</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gve Hovda</meta:initial-creator>
    <meta:creation-date>2014-10-01T14:06:04</meta:creation-date>
    <dc:date>2014-10-01T14:54:37</dc:date>
    <dc:creator>Sigve Hovda</dc:creator>
    <meta:editing-duration>PT1M43S</meta:editing-duration>
    <meta:editing-cycles>1</meta:editing-cycles>
    <meta:document-statistic meta:table-count="0" meta:image-count="0" meta:object-count="0" meta:page-count="1" meta:paragraph-count="8" meta:word-count="272" meta:character-count="1663" meta:non-whitespace-character-count="1398"/>
    <meta:generator>LibreOffice/3.5$Linux_X86_64 LibreOffice_project/350m1$Build-2</meta:generator>
  </office:meta>
</office:document-meta>
</file>